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text-position="0% 100%" style:font-name="Trebuchet MS"/>
    </style:style>
    <style:style style:name="P5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</style:style>
    <style:style style:name="P8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text-position="0% 100%" style:font-name="Trebuchet MS"/>
    </style:style>
    <style:style style:name="P11" style:family="paragraph" style:parent-style-name="Standard">
      <style:paragraph-properties fo:break-before="page"/>
      <style:text-properties style:font-name="Trebuchet MS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14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rebuchet MS" fo:font-weight="bold" fo:background-color="#0000ff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Trebuchet MS" fo:font-weight="bold" fo:background-color="#0000ff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9" style:family="paragraph" style:parent-style-name="Standard">
      <style:text-properties style:font-name="Trebuchet MS" style:text-underline-style="none"/>
    </style:style>
    <style:style style:name="P20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21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Trebuchet M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letter-kerning="true"/>
    </style:style>
    <style:style style:name="T1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3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12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8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27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6.528cm" svg:height="2.101cm" draw:z-index="28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4">B<text:tab/><text:tab/>the money available TO BE BET, this does not include money already bet (you must choose a consistent frame of reference. It doesn't matter what frame of reference you use)</text:p>
      <text:p text:style-name="P4">f<text:span text:style-name="T2">pot</text:span><text:tab/><text:tab/>the fraction of my bankroll available to be won, from the pot<text:line-break/><text:tab/><text:tab/><text:tab/>(dead from previous rounds and called bets)</text:p>
      <text:p text:style-name="P4">e<text:tab/><text:tab/>number of people that have already called plus the initial better, added to the potential future calls;<text:line-break/><text:tab/><text:tab/><text:tab/>also the number of people to BEAT.</text:p>
      <text:p text:style-name="P4">e*<text:tab/><text:tab/>number of people expected to call the bet</text:p>
      <text:p text:style-name="P4">(f + f<text:span text:style-name="T2">d</text:span>)<text:tab/>the amount to bet. This is our input/independent variable function input</text:p>
      <text:p text:style-name="P4">losses<text:tab/><text:tab/>percent chance to lose against one hand</text:p>
      <text:p text:style-name="P4">splits<text:tab/><text:tab/>percent chance to split with one hand</text:p>
      <text:p text:style-name="P4">wins<text:tab/><text:tab/>percent change to win</text:p>
      <text:p text:style-name="P4"/>
      <text:p text:style-name="P4"/>
      <text:p text:style-name="P5"><text:span text:style-name="T3">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4"/>
      <text:p text:style-name="P4">From the function, find the maximum gain bet (quadratic optimization) and the equal-to-folding bet after the max:<draw:frame draw:style-name="fr1" draw:name="Object15" text:anchor-type="as-char" svg:width="2.956cm" svg:height="0.607cm" draw:z-index="45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46"><draw:object xlink:href="./Object 5" xlink:type="simple" xlink:show="embed" xlink:actuate="onLoad"/><draw:image xlink:href="./ObjectReplacements/Object 5" xlink:type="simple" xlink:show="embed" xlink:actuate="onLoad"/></draw:frame></text:p>
      <text:p text:style-name="P4">It is probably best to approximate the derivative for the root-finding via Newton's Method.</text:p>
      <text:p text:style-name="P4">Try the following, remembering that e* is a function of (f + f<text:span text:style-name="T2">d</text:span>) too!</text:p>
      <text:p text:style-name="P4"><draw:frame draw:style-name="fr1" draw:name="Object16" text:anchor-type="as-char" svg:width="15.723cm" svg:height="1.415cm" draw:z-index="39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17" text:anchor-type="as-char" svg:width="17.563cm" svg:height="3.133cm" draw:z-index="40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Now for the tricks</text:p>
      <text:p text:style-name="P4"><draw:frame draw:style-name="fr1" draw:name="Object21" text:anchor-type="as-char" svg:width="5.419cm" svg:height="0.543cm" draw:z-index="63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18" text:anchor-type="as-char" svg:width="4.189cm" svg:height="0.55cm" draw:z-index="64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20" text:anchor-type="as-char" svg:width="15.432cm" svg:height="1.169cm" draw:z-index="65"><draw:object xlink:href="./Object 6" xlink:type="simple" xlink:show="embed" xlink:actuate="onLoad"/><draw:image xlink:href="./ObjectReplacements/Object 6" xlink:type="simple" xlink:show="embed" xlink:actuate="onLoad"/></draw:frame></text:p>
      <text:p text:style-name="P4">then Newton's Method is:</text:p>
      <text:p text:style-name="P4"><draw:frame draw:style-name="fr1" draw:name="Object22" text:anchor-type="as-char" svg:width="3.637cm" svg:height="1.092cm" draw:z-index="66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4">Use G(x) to track the eps_abs and x<text:span text:style-name="T2">n+1</text:span> to track eps_step, and we know we are restricting it to bet-width minimum steps.</text:p>
      <text:p text:style-name="P4">Alternatively,</text:p>
      <text:p text:style-name="P4"><draw:frame draw:style-name="fr1" draw:name="Object23" text:anchor-type="as-char" svg:width="19.521cm" svg:height="1.415cm" draw:z-index="67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24" text:anchor-type="as-char" svg:width="18.664cm" svg:height="1.393cm" draw:z-index="68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Improving upon e* to make class ExactCall,</text:p>
      <text:p text:style-name="P4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4">Divide to determine fraction relative to MY bankroll.</text:p>
      <text:p text:style-name="P4"/>
      <text:p text:style-name="P4"/>
      <text:p text:style-name="P4">As for determining de*,<draw:frame draw:style-name="fr1" draw:name="Object51" text:anchor-type="as-char" svg:width="4.738cm" svg:height="1.028cm" draw:z-index="15"><draw:object xlink:href="./Object 35" xlink:type="simple" xlink:show="embed" xlink:actuate="onLoad"/><draw:image xlink:href="./ObjectReplacements/Object 35" xlink:type="simple" xlink:show="embed" xlink:actuate="onLoad"/></draw:frame></text:p>
      <text:p text:style-name="P4">Notice that if the bet DOES NOT put the first opponent all-in,</text:p>
      <text:p text:style-name="P4"><draw:frame draw:style-name="fr1" draw:name="Object50" text:anchor-type="as-char" svg:width="8.685cm" svg:height="1.284cm" draw:z-index="69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1" draw:name="Object56" text:anchor-type="as-char" svg:width="16.464cm" svg:height="1.374cm" draw:z-index="70"><draw:object xlink:href="./Object 40" xlink:type="simple" xlink:show="embed" xlink:actuate="onLoad"/><draw:image xlink:href="./ObjectReplacements/Object 40" xlink:type="simple" xlink:show="embed" xlink:actuate="onLoad"/></draw:frame></text:p>
      <text:p text:style-name="P4"/>
      <text:p text:style-name="Standard">Obviously if the first opponent is pushed all in, de* = 0.</text:p>
      <text:p text:style-name="P4">Now, when accounting for previous expected bets, try this:</text:p>
      <text:p text:style-name="P4"><draw:frame draw:style-name="fr1" draw:name="Object52" text:anchor-type="as-char" svg:width="9.139cm" svg:height="1.372cm" draw:z-index="73"><draw:object xlink:href="./Object 36" xlink:type="simple" xlink:show="embed" xlink:actuate="onLoad"/><draw:image xlink:href="./ObjectReplacements/Object 36" xlink:type="simple" xlink:show="embed" xlink:actuate="onLoad"/></draw:frame></text:p>
      <text:p text:style-name="P4"><draw:frame draw:style-name="fr1" draw:name="Object53" text:anchor-type="as-char" svg:width="20.553cm" svg:height="1.448cm" draw:z-index="74"><draw:object xlink:href="./Object 37" xlink:type="simple" xlink:show="embed" xlink:actuate="onLoad"/><draw:image xlink:href="./ObjectReplacements/Object 37" xlink:type="simple" xlink:show="embed" xlink:actuate="onLoad"/></draw:frame></text:p>
      <text:p text:style-name="P4">Simplifying,</text:p>
      <text:p text:style-name="P4"><draw:frame draw:style-name="fr1" draw:name="Object54" text:anchor-type="as-char" svg:width="11.873cm" svg:height="1.372cm" draw:z-index="75"><draw:object xlink:href="./Object 38" xlink:type="simple" xlink:show="embed" xlink:actuate="onLoad"/><draw:image xlink:href="./ObjectReplacements/Object 38" xlink:type="simple" xlink:show="embed" xlink:actuate="onLoad"/></draw:frame></text:p>
      <text:p text:style-name="P4"><draw:frame draw:style-name="fr1" draw:name="Object55" text:anchor-type="as-char" svg:width="17.736cm" svg:height="1.453cm" draw:z-index="76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7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7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8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9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80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7">Okay. Here is a situation. Bluffing when valuable:</text:p>
      <text:p text:style-name="Standard"><draw:frame draw:style-name="fr1" draw:name="Object61" text:anchor-type="as-char" svg:width="4.96cm" svg:height="0.728cm" draw:z-index="81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82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83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87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8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89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90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91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9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8">Pot committed stubbornness</text:p>
      <text:p text:style-name="P9"/>
      <text:p text:style-name="P9"><draw:frame draw:style-name="fr1" draw:name="Object25" text:anchor-type="as-char" svg:width="20.417cm" svg:height="0.704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><draw:frame draw:style-name="fr1" draw:name="Object59" text:anchor-type="as-char" svg:width="23.694cm" svg:height="1.393cm" draw:z-index="98"><draw:object xlink:href="./Object 43" xlink:type="simple" xlink:show="embed" xlink:actuate="onLoad"/><draw:image xlink:href="./ObjectReplacements/Object 43" xlink:type="simple" xlink:show="embed" xlink:actuate="onLoad"/></draw:frame></text:p>
      <text:p text:style-name="P9"/>
      <text:p text:style-name="P9"/>
      <text:p text:style-name="P9"/>
      <text:p text:style-name="P9"><draw:frame draw:style-name="fr1" draw:name="Object58" text:anchor-type="as-char" svg:width="16.722cm" svg:height="2.096cm" draw:z-index="99"><draw:object xlink:href="./Object 42" xlink:type="simple" xlink:show="embed" xlink:actuate="onLoad"/><draw:image xlink:href="./ObjectReplacements/Object 42" xlink:type="simple" xlink:show="embed" xlink:actuate="onLoad"/></draw:frame></text:p>
      <text:p text:style-name="P9"/>
      <text:p text:style-name="P9"><draw:frame draw:style-name="fr1" draw:name="Object60" text:anchor-type="as-char" svg:width="20.989cm" svg:height="3.133cm" draw:z-index="100"><draw:object xlink:href="./Object 44" xlink:type="simple" xlink:show="embed" xlink:actuate="onLoad"/><draw:image xlink:href="./ObjectReplacements/Object 44" xlink:type="simple" xlink:show="embed" xlink:actuate="onLoad"/></draw:frame></text:p>
      <text:p text:style-name="P9"/>
      <text:p text:style-name="P9">When the above was implemented, no change was detectable in the program. This confirms the theory that all frames of reference are equal.</text:p>
      <text:p text:style-name="P7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101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104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105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106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We need to make the deterrent relative to something. Say, the call size c, or p/e or maybe (c+ p/e)...</text:p>
      <text:p text:style-name="P4">So</text:p>
      <text:p text:style-name="P4">Let d represent this constant.</text:p>
      <text:p text:style-name="P4">We will let v be the amount bet so far.</text:p>
      <text:p text:style-name="P4"/>
      <text:p text:style-name="P4">Then</text:p>
      <text:p text:style-name="P3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107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3"/>
      <text:p text:style-name="P3"/>
      <text:p text:style-name="P11">Okay. What is your expected gain if you fold? It's not what we have now.</text:p>
      <text:p text:style-name="P12">(1 - (baseFraction+(bigBlindFraction+smallBlindFraction)*blindsPow)*handFreq);</text:p>
      <text:p text:style-name="P3"/>
      <text:p text:style-name="P3">Say, p% chance to win is the best hand in n hands. That means, <text:s/><draw:frame draw:style-name="fr1" draw:name="Object127" text:anchor-type="as-char" svg:width="1.713cm" svg:height="1.028cm" draw:z-index="20"><draw:object xlink:href="./Object 111" xlink:type="simple" xlink:show="embed" xlink:actuate="onLoad"/><draw:image xlink:href="./ObjectReplacements/Object 111" xlink:type="simple" xlink:show="embed" xlink:actuate="onLoad"/></draw:frame></text:p>
      <text:p text:style-name="P3">If you fold, you are expecting to improve your odds and win the bet made over <text:span text:style-name="T6">n</text:span> hands.</text:p>
      <text:p text:style-name="P3">In <text:span text:style-name="T6">n</text:span> identical chances, the best chance to win will be<draw:frame draw:style-name="fr1" draw:name="Object126" text:anchor-type="as-char" svg:width="1.716cm" svg:height="1.028cm" draw:z-index="21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">This means, if you allow yourself to wait <text:span text:style-name="T6">n</text:span> hands in a table of N opponents, you will win<draw:frame draw:style-name="fr1" draw:name="Object128" text:anchor-type="as-char" svg:width="3.313cm" svg:height="1.201cm" draw:z-index="22"><draw:object xlink:href="./Object 112" xlink:type="simple" xlink:show="embed" xlink:actuate="onLoad"/><draw:image xlink:href="./ObjectReplacements/Object 112" xlink:type="simple" xlink:show="embed" xlink:actuate="onLoad"/></draw:frame>of the time.</text:p>
      <text:p text:style-name="P3">So if faced with a bet, and you choose to fold against a bet of b, you are saying</text:p>
      <text:p text:style-name="P3"><draw:frame draw:style-name="fr1" draw:name="Object129" text:anchor-type="as-char" svg:width="11.379cm" svg:height="1.307cm" draw:z-index="26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6">n</text:span>?</text:p>
      <text:p text:style-name="P3"><draw:frame draw:style-name="fr1" draw:name="Object130" text:anchor-type="as-char" svg:width="11.696cm" svg:height="1.307cm" draw:z-index="31"><draw:object xlink:href="./Object 114" xlink:type="simple" xlink:show="embed" xlink:actuate="onLoad"/><draw:image xlink:href="./ObjectReplacements/Object 114" xlink:type="simple" xlink:show="embed" xlink:actuate="onLoad"/></draw:frame></text:p>
      <text:p text:style-name="P3"><draw:frame draw:style-name="fr1" draw:name="Object100" text:anchor-type="as-char" svg:width="10.809cm" svg:height="1.312cm" draw:z-index="108"><draw:object xlink:href="./Object 89" xlink:type="simple" xlink:show="embed" xlink:actuate="onLoad"/><draw:image xlink:href="./ObjectReplacements/Object 89" xlink:type="simple" xlink:show="embed" xlink:actuate="onLoad"/></draw:frame></text:p>
      <text:p text:style-name="P3">Wait, we're going to make a function:</text:p>
      <text:p text:style-name="P3"><draw:frame draw:style-name="fr1" draw:name="Object140" text:anchor-type="as-char" svg:width="13.591cm" svg:height="1.201cm" draw:z-index="43"><draw:object xlink:href="./Object 124" xlink:type="simple" xlink:show="embed" xlink:actuate="onLoad"/><draw:image xlink:href="./ObjectReplacements/Object 124" xlink:type="simple" xlink:show="embed" xlink:actuate="onLoad"/></draw:frame></text:p>
      <text:p text:style-name="P3">and <draw:frame draw:style-name="fr1" draw:name="Object141" text:anchor-type="as-char" svg:width="7.276cm" svg:height="0.568cm" draw:z-index="71"><draw:object xlink:href="./Object 125" xlink:type="simple" xlink:show="embed" xlink:actuate="onLoad"/><draw:image xlink:href="./ObjectReplacements/Object 125" xlink:type="simple" xlink:show="embed" xlink:actuate="onLoad"/></draw:frame></text:p>
      <text:p text:style-name="P3"/>
      <text:p text:style-name="P3">The critical point is:</text:p>
      <text:p text:style-name="P3"><draw:frame draw:style-name="fr1" draw:name="Object131" text:anchor-type="as-char" svg:width="5.659cm" svg:height="1.261cm" draw:z-index="7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3"/>
      <text:p text:style-name="P13">Now, consider that (n-1)C has a frequency dependent on how often I will get a hand good enough to put at least C into the pot</text:p>
      <text:p text:style-name="P13">so, we should replace (n-1)C with rarity*(n-1)*C.</text:p>
      <text:p text:style-name="P13">Here, rarity can be 1-rank or e-&gt;pctWillCall(mean)<text:span text:style-name="T6"> <text:s/>; <text:s/></text:span><text:span text:style-name="T7">If rarity &gt; 1 – 1/RAREST_HAND, singularity occurs</text:span></text:p>
      <text:p text:style-name="P14">So...</text:p>
      <text:p text:style-name="P14"><text:line-break/>R = “rarity”, w = “mean” or “rank”</text:p>
      <text:p text:style-name="P14"><draw:frame draw:style-name="fr1" draw:name="Object85" text:anchor-type="as-char" svg:width="5.837cm" svg:height="1.222cm" draw:z-index="109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110"><draw:object xlink:href="./Object 75" xlink:type="simple" xlink:show="embed" xlink:actuate="onLoad"/><draw:image xlink:href="./ObjectReplacements/Object 75" xlink:type="simple" xlink:show="embed" xlink:actuate="onLoad"/></draw:frame></text:p>
      <text:p text:style-name="P14"><draw:frame draw:style-name="fr1" draw:name="Object87" text:anchor-type="as-char" svg:width="1.849cm" svg:height="0.483cm" draw:z-index="111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112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14"><draw:frame draw:style-name="fr1" draw:name="Object90" text:anchor-type="as-char" svg:width="5.71cm" svg:height="1.201cm" draw:z-index="113"><draw:object xlink:href="./Object 79" xlink:type="simple" xlink:show="embed" xlink:actuate="onLoad"/><draw:image xlink:href="./ObjectReplacements/Object 79" xlink:type="simple" xlink:show="embed" xlink:actuate="onLoad"/></draw:frame></text:p>
      <text:p text:style-name="P14"><draw:frame draw:style-name="fr1" draw:name="Object89" text:anchor-type="as-char" svg:width="6.225cm" svg:height="1.201cm" draw:z-index="114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115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14"><draw:frame draw:style-name="fr1" draw:name="Object92" text:anchor-type="as-char" svg:width="6.225cm" svg:height="1.201cm" draw:z-index="116"><draw:object xlink:href="./Object 81" xlink:type="simple" xlink:show="embed" xlink:actuate="onLoad"/><draw:image xlink:href="./ObjectReplacements/Object 81" xlink:type="simple" xlink:show="embed" xlink:actuate="onLoad"/></draw:frame></text:p>
      <text:p text:style-name="P14"/>
      <text:p text:style-name="P14"><draw:frame draw:style-name="fr1" draw:name="Object93" text:anchor-type="as-char" svg:width="4.313cm" svg:height="1.028cm" draw:z-index="117"><draw:object xlink:href="./Object 82" xlink:type="simple" xlink:show="embed" xlink:actuate="onLoad"/><draw:image xlink:href="./ObjectReplacements/Object 82" xlink:type="simple" xlink:show="embed" xlink:actuate="onLoad"/></draw:frame></text:p>
      <text:p text:style-name="P11"/>
      <text:p text:style-name="P3">Let k be the blind-per-hand, and not assuming half-way average occurrence</text:p>
      <text:p text:style-name="P3"><draw:frame draw:style-name="fr2" draw:name="Object133" text:anchor-type="as-char" svg:y="-0.711cm" svg:width="14.462cm" svg:height="1.162cm" draw:z-index="118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5">ALGB</text:p>
      <text:p text:style-name="P3">First we solve for w, then dw/dBetSize</text:p>
      <text:p text:style-name="P3"><draw:frame draw:style-name="fr2" draw:name="Object134" text:anchor-type="as-char" svg:y="0cm" svg:width="9.767cm" svg:height="0.543cm" draw:z-index="119"><draw:object xlink:href="./Object 118" xlink:type="simple" xlink:show="embed" xlink:actuate="onLoad"/><draw:image xlink:href="./ObjectReplacements/Object 118" xlink:type="simple" xlink:show="embed" xlink:actuate="onLoad"/></draw:frame></text:p>
      <text:p text:style-name="P3"><draw:frame draw:style-name="fr2" draw:name="Object135" text:anchor-type="as-char" svg:y="-0.711cm" svg:width="5.995cm" svg:height="0.566cm" draw:z-index="120"><draw:object xlink:href="./Object 119" xlink:type="simple" xlink:show="embed" xlink:actuate="onLoad"/><draw:image xlink:href="./ObjectReplacements/Object 119" xlink:type="simple" xlink:show="embed" xlink:actuate="onLoad"/></draw:frame></text:p>
      <text:p text:style-name="P3"><draw:frame draw:style-name="fr2" draw:name="Object142" text:anchor-type="as-char" svg:y="-0.711cm" svg:width="3.36cm" svg:height="1.028cm" draw:z-index="121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2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3"><draw:frame draw:style-name="fr2" draw:name="Object94" text:anchor-type="as-char" svg:y="-0.711cm" svg:width="12.487cm" svg:height="1.028cm" draw:z-index="123"><draw:object xlink:href="./Object 83" xlink:type="simple" xlink:show="embed" xlink:actuate="onLoad"/><draw:image xlink:href="./ObjectReplacements/Object 83" xlink:type="simple" xlink:show="embed" xlink:actuate="onLoad"/></draw:frame></text:p>
      <text:p text:style-name="P3"><draw:frame draw:style-name="fr2" draw:name="Object144" text:anchor-type="as-char" svg:y="-0.711cm" svg:width="14.882cm" svg:height="1.819cm" draw:z-index="124"><draw:object xlink:href="./Object 128" xlink:type="simple" xlink:show="embed" xlink:actuate="onLoad"/><draw:image xlink:href="./ObjectReplacements/Object 128" xlink:type="simple" xlink:show="embed" xlink:actuate="onLoad"/></draw:frame></text:p>
      <text:p text:style-name="P3"><draw:frame draw:style-name="fr2" draw:name="Object145" text:anchor-type="as-char" svg:y="-0.711cm" svg:width="6.987cm" svg:height="1.298cm" draw:z-index="132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>Geom Vanilla</text:p>
      <text:p text:style-name="P3">Now Geom:</text:p>
      <text:p text:style-name="P3"><draw:frame draw:style-name="fr2" draw:name="Object132" text:anchor-type="as-char" svg:y="-0.711cm" svg:width="12.06cm" svg:height="1.238cm" draw:z-index="13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3"/>
      <text:p text:style-name="P3"><draw:frame draw:style-name="fr2" draw:name="Object137" text:anchor-type="as-char" svg:y="-0.711cm" svg:width="10.68cm" svg:height="1.134cm" draw:z-index="134"><draw:object xlink:href="./Object 121" xlink:type="simple" xlink:show="embed" xlink:actuate="onLoad"/><draw:image xlink:href="./ObjectReplacements/Object 121" xlink:type="simple" xlink:show="embed" xlink:actuate="onLoad"/></draw:frame></text:p>
      <text:p text:style-name="P3"><draw:frame draw:style-name="fr2" draw:name="Object136" text:anchor-type="as-char" svg:y="-0.711cm" svg:width="14.106cm" svg:height="1.245cm" draw:z-index="135"><draw:object xlink:href="./Object 120" xlink:type="simple" xlink:show="embed" xlink:actuate="onLoad"/><draw:image xlink:href="./ObjectReplacements/Object 120" xlink:type="simple" xlink:show="embed" xlink:actuate="onLoad"/></draw:frame></text:p>
      <text:p text:style-name="P3"><draw:frame draw:style-name="fr2" draw:name="Object138" text:anchor-type="as-char" svg:y="-0.711cm" svg:width="6.274cm" svg:height="1.732cm" draw:z-index="136"><draw:object xlink:href="./Object 122" xlink:type="simple" xlink:show="embed" xlink:actuate="onLoad"/><draw:image xlink:href="./ObjectReplacements/Object 122" xlink:type="simple" xlink:show="embed" xlink:actuate="onLoad"/></draw:frame></text:p>
      <text:p text:style-name="P3"><draw:frame draw:style-name="fr2" draw:name="Object139" text:anchor-type="as-char" svg:y="-0.711cm" svg:width="5.35cm" svg:height="1.231cm" draw:z-index="125"><draw:object xlink:href="./Object 123" xlink:type="simple" xlink:show="embed" xlink:actuate="onLoad"/><draw:image xlink:href="./ObjectReplacements/Object 123" xlink:type="simple" xlink:show="embed" xlink:actuate="onLoad"/></draw:frame>, <draw:frame draw:style-name="fr2" draw:name="Object146" text:anchor-type="as-char" svg:y="-0.711cm" svg:width="5.443cm" svg:height="1.334cm" draw:z-index="126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5">Geom Call</text:p>
      <text:p text:style-name="P3">Geom for calling vs. folding:</text:p>
      <text:p text:style-name="Standard"><draw:frame draw:style-name="fr1" draw:name="Object65" text:anchor-type="as-char" svg:width="9.744cm" svg:height="1.321cm" draw:z-index="127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28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29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30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31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37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38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39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40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41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42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43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75" text:anchor-type="as-char" svg:width="6.216cm" svg:height="1.101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6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29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30"><draw:object xlink:href="./Object 65" xlink:type="simple" xlink:show="embed" xlink:actuate="onLoad"/><draw:image xlink:href="./ObjectReplacements/Object 65" xlink:type="simple" xlink:show="embed" xlink:actuate="onLoad"/></draw:frame></text:p>
      <text:p text:style-name="P3"><draw:frame draw:style-name="fr1" draw:name="Object77" text:anchor-type="as-char" svg:width="11.282cm" svg:height="1.131cm" draw:z-index="32"><draw:object xlink:href="./Object 66" xlink:type="simple" xlink:show="embed" xlink:actuate="onLoad"/><draw:image xlink:href="./ObjectReplacements/Object 66" xlink:type="simple" xlink:show="embed" xlink:actuate="onLoad"/></draw:frame></text:p>
      <text:p text:style-name="P3"><draw:frame draw:style-name="fr1" draw:name="Object78" text:anchor-type="as-char" svg:width="6.983cm" svg:height="1.201cm" draw:z-index="33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16">Geom Raise</text:p>
      <text:p text:style-name="Standard">RaiseGain(w) - oppRaiseGain(=+riskLoss) <text:s text:c="2"/>vs. <text:s text:c="2"/>FoldGain(w)</text:p>
      <text:p text:style-name="Standard">Geom is <text:span text:style-name="T9">also</text:span> used for raises, so actually</text:p>
      <text:p text:style-name="P3"><draw:frame draw:style-name="fr2" draw:name="Object81" text:anchor-type="as-char" svg:y="-0.711cm" svg:width="15.302cm" svg:height="1.238cm" draw:z-index="34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3"/>
      <text:p text:style-name="P3"><draw:frame draw:style-name="fr2" draw:name="Object82" text:anchor-type="as-char" svg:y="-0.711cm" svg:width="13.418cm" svg:height="1.134cm" draw:z-index="35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<draw:frame draw:style-name="fr2" draw:name="Object83" text:anchor-type="as-char" svg:y="-0.711cm" svg:width="16.759cm" svg:height="1.245cm" draw:z-index="36"><draw:object xlink:href="./Object 72" xlink:type="simple" xlink:show="embed" xlink:actuate="onLoad"/><draw:image xlink:href="./ObjectReplacements/Object 72" xlink:type="simple" xlink:show="embed" xlink:actuate="onLoad"/></draw:frame></text:p>
      <text:p text:style-name="P3"><draw:frame draw:style-name="fr2" draw:name="Object84" text:anchor-type="as-char" svg:y="-0.711cm" svg:width="8.065cm" svg:height="1.732cm" draw:z-index="37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0"><draw:frame draw:style-name="fr2" draw:name="Object79" text:anchor-type="as-char" svg:y="-0.711cm" svg:width="6.705cm" svg:height="1.231cm" draw:z-index="38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, </text:span><text:span text:style-name="T10"><draw:frame draw:style-name="fr2" draw:name="Object80" text:anchor-type="as-char" svg:y="-0.711cm" svg:width="6.8cm" svg:height="1.334cm" draw:z-index="41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774cm" svg:height="1.688cm" draw:z-index="42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3.148cm" svg:height="1.201cm" draw:z-index="47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919cm" svg:height="1.201cm" draw:z-index="48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558cm" svg:height="1.134cm" draw:z-index="49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6.805cm" svg:height="1.245cm" draw:z-index="54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2.058cm" svg:height="1.245cm" draw:z-index="55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2.12cm" svg:height="1.245cm" draw:z-index="56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2.448cm" svg:height="1.245cm" draw:z-index="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44"><draw:object xlink:href="./Object 142" xlink:type="simple" xlink:show="embed" xlink:actuate="onLoad"/><draw:image xlink:href="./ObjectReplacements/Object 142" xlink:type="simple" xlink:show="embed" xlink:actuate="onLoad"/></draw:frame> Where f(x) = w<text:span text:style-name="T8">n</text:span></text:p>
      <text:p text:style-name="Standard">Then,</text:p>
      <text:p text:style-name="Standard"><draw:frame draw:style-name="fr1" draw:name="Object159" text:anchor-type="as-char" svg:width="6.177cm" svg:height="1.134cm" draw:z-index="50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57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58"><draw:object xlink:href="./Object 140" xlink:type="simple" xlink:show="embed" xlink:actuate="onLoad"/><draw:image xlink:href="./ObjectReplacements/Object 140" xlink:type="simple" xlink:show="embed" xlink:actuate="onLoad"/></draw:frame></text:p>
      <text:p text:style-name="P3"><draw:frame draw:style-name="fr1" draw:name="Object163" text:anchor-type="as-char" svg:width="13.48cm" svg:height="1.139cm" draw:z-index="59"><draw:object xlink:href="./Object 147" xlink:type="simple" xlink:show="embed" xlink:actuate="onLoad"/><draw:image xlink:href="./ObjectReplacements/Object 147" xlink:type="simple" xlink:show="embed" xlink:actuate="onLoad"/></draw:frame></text:p>
      <text:p text:style-name="P3"><draw:frame draw:style-name="fr1" draw:name="Object96" text:anchor-type="as-char" svg:width="12.502cm" svg:height="1.088cm" draw:z-index="60"><draw:object xlink:href="./Object 85" xlink:type="simple" xlink:show="embed" xlink:actuate="onLoad"/><draw:image xlink:href="./ObjectReplacements/Object 85" xlink:type="simple" xlink:show="embed" xlink:actuate="onLoad"/></draw:frame></text:p>
      <text:p text:style-name="P3"><draw:frame draw:style-name="fr1" draw:name="Object97" text:anchor-type="as-char" svg:width="7.959cm" svg:height="1.78cm" draw:z-index="61"><draw:object xlink:href="./Object 86" xlink:type="simple" xlink:show="embed" xlink:actuate="onLoad"/><draw:image xlink:href="./ObjectReplacements/Object 86" xlink:type="simple" xlink:show="embed" xlink:actuate="onLoad"/></draw:frame></text:p>
      <text:p text:style-name="P3"><draw:frame draw:style-name="fr1" draw:name="Object152" text:anchor-type="as-char" svg:width="12.49cm" svg:height="1.78cm" draw:z-index="62"><draw:object xlink:href="./Object 136" xlink:type="simple" xlink:show="embed" xlink:actuate="onLoad"/><draw:image xlink:href="./ObjectReplacements/Object 136" xlink:type="simple" xlink:show="embed" xlink:actuate="onLoad"/></draw:frame>, <text:s/>note that C is different than the C for dw/dbetSize of calling</text:p>
      <text:p text:style-name="P3"/>
      <text:p text:style-name="P3">Try Geom if you can check (betSize is what would you raise to, callbet is the current callbet)</text:p>
      <text:p text:style-name="P3">I think we just let FG = 0, riskLoss = 0</text:p>
      <text:p text:style-name="P3"/>
      <text:p text:style-name="P3">Let's model riskLoss: “How much can another guy win by reraising me? This puts a deterrent on overraising here”</text:p>
      <text:p text:style-name="P3">try, FG(avgPot/numInHand + k, raiseTo, 1-1/N, B, N) + avgPot/numInHand + k</text:p>
      <text:p text:style-name="P3">d__d_pot = FG.dF_dAmountSacrifice / numInHand <text:s text:c="2"/>+ <text:s text:c="2"/>1/numInHand</text:p>
      <text:p text:style-name="P3"/>
      <text:p text:style-name="P3"/>
      <text:p text:style-name="P11">For convenience, we will compute a few common derivatives</text:p>
      <text:p text:style-name="P3"><draw:frame draw:style-name="fr2" draw:name="Object98" text:anchor-type="as-char" svg:y="-0.711cm" svg:width="5.98cm" svg:height="1.279cm" draw:z-index="144"><draw:object xlink:href="./Object 87" xlink:type="simple" xlink:show="embed" xlink:actuate="onLoad"/><draw:image xlink:href="./ObjectReplacements/Object 87" xlink:type="simple" xlink:show="embed" xlink:actuate="onLoad"/></draw:frame></text:p>
      <text:p text:style-name="P3"><draw:frame draw:style-name="fr2" draw:name="Object99" text:anchor-type="as-char" svg:y="-0.711cm" svg:width="5.65cm" svg:height="1.134cm" draw:z-index="147"><draw:object xlink:href="./Object 88" xlink:type="simple" xlink:show="embed" xlink:actuate="onLoad"/><draw:image xlink:href="./ObjectReplacements/Object 88" xlink:type="simple" xlink:show="embed" xlink:actuate="onLoad"/></draw:frame></text:p>
      <text:p text:style-name="P11">Formula to convert from (PCT, WL) to (wins, splits, loss):</text:p>
      <text:p text:style-name="P17"><draw:frame draw:style-name="fr1" draw:name="Object26" text:anchor-type="as-char" svg:width="3.067cm" svg:height="1.02cm" draw:z-index="8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8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86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1" draw:name="Object30" text:anchor-type="as-char" svg:width="4.764cm" svg:height="0.529cm" draw:z-index="92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94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95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3" draw:name="Object33" text:anchor-type="as-char" svg:width="6.708cm" svg:height="1.706cm" draw:z-index="96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3">R3 := R3 – R2<text:tab/><text:tab/><draw:frame draw:style-name="fr3" draw:name="Object34" text:anchor-type="as-char" svg:width="5.659cm" svg:height="1.702cm" draw:z-index="97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R2 := R2 – R3<text:tab/><text:tab/><draw:frame draw:style-name="fr3" draw:name="Object35" text:anchor-type="as-char" svg:width="5.803cm" svg:height="1.702cm" draw:z-index="102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R1 := (-1)R1<text:tab/><text:tab/><text:tab/><draw:frame draw:style-name="fr3" draw:name="Object36" text:anchor-type="as-char" svg:width="5.493cm" svg:height="1.702cm" draw:z-index="103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R1 := R1 + (WL)R2<text:tab/><text:tab/><draw:frame draw:style-name="fr3" draw:name="Object38" text:anchor-type="as-char" svg:width="6.643cm" svg:height="1.715cm" draw:z-index="145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R2 := (2WL-1)R2<text:tab/><text:tab/><draw:frame draw:style-name="fr3" draw:name="Object39" text:anchor-type="as-char" svg:width="8.731cm" svg:height="1.732cm" draw:z-index="146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Raw results</text:p>
      <text:p text:style-name="P3"><draw:frame draw:style-name="fr3" draw:name="Object41" text:anchor-type="as-char" svg:width="4.172cm" svg:height="1.032cm" draw:z-index="51"><draw:object xlink:href="./Object 25" xlink:type="simple" xlink:show="embed" xlink:actuate="onLoad"/><draw:image xlink:href="./ObjectReplacements/Object 25" xlink:type="simple" xlink:show="embed" xlink:actuate="onLoad"/></draw:frame> , <text:span text:style-name="T11"><draw:frame draw:style-name="fr3" draw:name="Object42" text:anchor-type="as-char" svg:width="4.902cm" svg:height="1.032cm" draw:z-index="52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 , </text:span><text:span text:style-name="T11"><draw:frame draw:style-name="fr3" draw:name="Object43" text:anchor-type="as-char" svg:width="5.392cm" svg:height="0.543cm" draw:z-index="53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8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3">Other conveniences:</text:p>
      <text:p text:style-name="P19"><text:span text:style-name="T12">(2PCT – 1) = </text:span><text:span text:style-name="T6">wins</text:span><text:span text:style-name="T12"> – </text:span><text:span text:style-name="T6">losses</text:span></text:p>
      <text:p text:style-name="P20"><text:span text:style-name="T6">splits</text:span> = (PCT<text:span text:style-name="T6"> – win</text:span><text:span text:style-name="T13">s)×2</text:span></text:p>
      <text:p text:style-name="P21"/>
      <text:p text:style-name="P21">Special cases: WL = 0, (2<text:span text:style-name="T14">×</text:span>PCT – 1) = 0, WL = 1, WL = 0.5, PCT = 1;</text:p>
      <text:p text:style-name="P21">Dangerous cases: WL = 0.5;</text:p>
      <text:p text:style-name="P21"/>
      <text:p text:style-name="P21">When splits = 1, WL (0/0) would originally be saved as 0. This is PCT = 0.5. (Handled by default)</text:p>
      <text:p text:style-name="P21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8-03-29T16:37:03</dc:date>
    <dc:language>en-US</dc:language>
    <meta:editing-cycles>153</meta:editing-cycles>
    <meta:editing-duration>P22DT15H9M17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20" meta:paragraph-count="226" meta:word-count="1109" meta:character-count="6175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row>
                  <math:mn>1</math:mn>
                  <math:mo math:stretchy="false">−</math:mo>
                  <math:mi>f</math:mi>
                </math:mrow>
                <math:mo math:stretchy="false">−</math:mo>
                <math:msub>
                  <math:mi>f</math:mi>
                  <math:mi>d</math:mi>
                </math:msub>
              </math:mrow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 - f - f_d + 
{{f_pot + {left( 1 + e^"*"_live  right)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row>
                      <math:mi math:fontstyle="italic">pot</math:mi>
                      <math:mo math:stretchy="false">+</math:mo>
                      <math:mi math:fontstyle="italic">ret</math:mi>
                    </math:mrow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{pot+ret}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row>
                  <math:mi math:fontstyle="italic">pot</math:mi>
                  <math:mo math:stretchy="false">+</math:mo>
                  <math:mi math:fontstyle="italic">ret</math:mi>
                </math:mrow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row>
                    <math:mi math:fontstyle="italic">pot</math:mi>
                    <math:mo math:stretchy="false">+</math:mo>
                    <math:mi math:fontstyle="italic">ret</math:mi>
                  </math:mrow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{pot+ret} over B right)^{f(w)} left(1 - betSize over B right)^ left( 1- f(w) right)

=

left(1 - betSize over B right) times left( {B+{pot+ret}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row>
                <math:mi>B</math:mi>
                <math:mo math:stretchy="false">+</math:mo>
                <math:mi math:fontstyle="italic">pot</math:mi>
              </math:mrow>
              <math:mo math:stretchy="false">+</math:mo>
              <math:mi math:fontstyle="italic">re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+re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row>
              <math:mi>B</math:mi>
              <math:mo math:stretchy="false">+</math:mo>
              <math:mi math:fontstyle="italic">pot</math:mi>
            </math:mrow>
            <math:mo math:stretchy="false">+</math:mo>
            <math:mi math:fontstyle="italic">re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+re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+ret}over{ B - betSize } right)
right rbrace
=
h times
{d over dpot}
left lbrace
{f(w)}  left[ log left( {B+pot+re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row>
                        <math:mi>B</math:mi>
                        <math:mo math:stretchy="false">+</math:mo>
                        <math:mi math:fontstyle="italic">pot</math:mi>
                      </math:mrow>
                      <math:mo math:stretchy="false">+</math:mo>
                      <math:mi math:fontstyle="italic">re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+ret}over{ B - betSize } right)
		+
		 1 over left( {B+pot+re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+ret}over{ B - betSize } right)
right rbrace	
{dw over dpot}
+
left lbrace
h over left( {B+pot+re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+ret}over{ B - betSize } right)
	+ f(w) times left( 1 over {B+pot+re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sup>
            <math:mi>s</math:mi>
            <math:mi math:fontstyle="italic">av</math:mi>
            <math:mtext>*</math:mtext>
          </math:msubsup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+</math:mo>
                    <math:mn>1</math:mn>
                  </math:mrow>
                  <math:mo math:stretchy="false">+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+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left( 1 + e^"*"_live right)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row>
                  <math:mi>B</math:mi>
                  <math:mo math:stretchy="false">+</math:mo>
                  <math:mi math:fontstyle="italic">pot</math:mi>
                </math:mrow>
                <math:mo math:stretchy="false">+</math:mo>
                <math:mi math:fontstyle="italic">re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+re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+re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row>
                <math:mi math:fontstyle="italic">pot</math:mi>
                <math:mo math:stretchy="false">+</math:mo>
                <math:mi math:fontstyle="italic">ret</math:mi>
              </math:mrow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{pot+ret}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row>
                <math:mi math:fontstyle="italic">pot</math:mi>
                <math:mo math:stretchy="false">+</math:mo>
                <math:mi math:fontstyle="italic">ret</math:mi>
              </math:mrow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{pot+ret}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row>
                        <math:mi>B</math:mi>
                        <math:mo math:stretchy="false">+</math:mo>
                        <math:mi math:fontstyle="italic">pot</math:mi>
                      </math:mrow>
                      <math:mo math:stretchy="false">+</math:mo>
                      <math:mi math:fontstyle="italic">re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+re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row>
                  <math:mi>B</math:mi>
                  <math:mo math:stretchy="false">+</math:mo>
                  <math:mi math:fontstyle="italic">pot</math:mi>
                </math:mrow>
                <math:mo math:stretchy="false">+</math:mo>
                <math:mi math:fontstyle="italic">re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+re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n>2</math:mn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n>2</math:mn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n>2</math:mn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